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7ed" draw:textarea-horizontal-align="justify" draw:textarea-vertical-align="middle" draw:auto-grow-height="false" fo:min-height="23.397cm" fo:min-width="7.406cm"/>
    </style:style>
    <style:style style:name="gr2" style:family="graphic" style:parent-style-name="standard">
      <style:graphic-properties draw:fill-color="#f5faff" draw:textarea-horizontal-align="justify" draw:textarea-vertical-align="middle" draw:auto-grow-height="false" fo:min-height="23.359cm" fo:min-width="7.75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6.993cm"/>
    </style:style>
    <style:style style:name="gr4" style:family="graphic" style:parent-style-name="standard">
      <style:graphic-properties draw:fill="none" draw:textarea-vertical-align="middle" draw:auto-grow-height="false" fo:min-height="0.664cm" fo:min-width="7.018cm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0.897cm"/>
    </style:style>
    <style:style style:name="gr6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402cm"/>
    </style:style>
    <style:style style:name="gr7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187cm"/>
    </style:style>
    <style:style style:name="gr8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109cm"/>
    </style:style>
    <style:style style:name="gr9" style:family="graphic" style:parent-style-name="standard">
      <style:graphic-properties svg:stroke-color="#000000" draw:fill-color="#ffd320" draw:textarea-horizontal-align="justify" draw:textarea-vertical-align="middle" draw:auto-grow-height="false" fo:min-height="0.885cm" fo:min-width="1.8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23f62" draw:textarea-horizontal-align="justify" draw:textarea-vertical-align="middle" draw:auto-grow-height="false" fo:min-height="0.783cm" fo:min-width="6.883cm"/>
    </style:style>
    <style:style style:name="gr12" style:family="graphic" style:parent-style-name="standard">
      <style:graphic-properties svg:stroke-color="#999999" draw:fill-color="#fc5c00" draw:textarea-horizontal-align="justify" draw:textarea-vertical-align="middle" draw:auto-grow-height="false" fo:min-height="0.869cm" fo:min-width="2.167cm"/>
    </style:style>
    <style:style style:name="gr13" style:family="graphic" style:parent-style-name="standard">
      <style:graphic-properties svg:stroke-color="#000000" draw:fill-color="#92e285" draw:textarea-horizontal-align="justify" draw:textarea-vertical-align="middle" draw:auto-grow-height="false" fo:min-height="1.211cm" fo:min-width="0.961cm"/>
    </style:style>
    <style:style style:name="P1" style:family="paragraph">
      <style:paragraph-properties fo:text-align="center"/>
    </style:style>
    <style:style style:name="P2" style:family="paragraph">
      <loext:graphic-properties draw:fill-color="#fff7ed"/>
      <style:paragraph-properties fo:text-align="center"/>
    </style:style>
    <style:style style:name="P3" style:family="paragraph">
      <loext:graphic-properties draw:fill-color="#f5faff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d320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23f62"/>
      <style:paragraph-properties fo:text-align="center"/>
    </style:style>
    <style:style style:name="P10" style:family="paragraph">
      <loext:graphic-properties draw:fill-color="#fc5c00"/>
      <style:paragraph-properties fo:text-align="center"/>
      <style:text-properties fo:color="#ffffff" fo:font-size="15pt" style:font-size-asian="15pt" style:font-size-complex="15pt"/>
    </style:style>
    <style:style style:name="P11" style:family="paragraph">
      <loext:graphic-properties draw:fill-color="#92e285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color="#ff420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420e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ff420e"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cm" svg:height="24.501cm" svg:x="10.633cm" svg:y="2.153cm">
          <text:p text:style-name="P1">Irmin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line-break/></text:p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144cm" svg:height="24.501cm" svg:x="1.254cm" svg:y="2.143cm">
          <text:p text:style-name="P1">Irmin 1</text:p>
          <text:p text:style-name="P1"/>
          <text:p text:style-name="P1"/>
          <text:p text:style-name="P1"/>
          <text:p text:style-name="P1"/>
          <text:p text:style-name="P1"/>
          <text:p text:style-name="P1"><text:line-break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7.493cm" svg:height="0.889cm" svg:x="2.008cm" svg:y="6.921cm">
          <text:p text:style-name="P1"><text:span text:style-name="T2">This_is_a_message_from_bo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.493cm" svg:height="0.889cm" svg:x="11.26cm" svg:y="6.921cm">
          <text:p text:style-name="P1"><text:span text:style-name="T2">This_is_a_message_from_</text:span><text:span text:style-name="T3">ali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016cm" svg:x="2.008cm" svg:y="13.937cm">
          <text:p text:style-name="P1"><text:span text:style-name="T4">C213.. ; a91b… ; 8f21… ; 123a...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1.397cm" svg:height="0.762cm" svg:x="2.062cm" svg:y="9.18cm">
          <text:p text:style-name="P1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2cm" svg:height="0.762cm" svg:x="3.762cm" svg:y="9.18cm">
          <text:p text:style-name="P1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87cm" svg:height="0.762cm" svg:x="5.872cm" svg:y="9.18cm">
          <text:p text:style-name="P1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09cm" svg:height="0.762cm" svg:x="7.75cm" svg:y="9.18cm">
          <text:p text:style-name="P1"><text:span text:style-name="T1">m_bo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397cm" svg:height="0.762cm" svg:x="11.362cm" svg:y="9.18cm">
          <text:p text:style-name="P1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2cm" svg:height="0.762cm" svg:x="13.062cm" svg:y="9.18cm">
          <text:p text:style-name="P1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87cm" svg:height="0.762cm" svg:x="15.172cm" svg:y="9.18cm">
          <text:p text:style-name="P1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09cm" svg:height="0.762cm" svg:x="17.05cm" svg:y="9.18cm">
          <text:p text:style-name="P1"><text:span text:style-name="T1">m</text:span><text:span text:style-name="T5">_</text:span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3.35cm" svg:height="1.603cm" svg:x="13.319cm" svg:y="4.296cm">
          <text:p text:style-name="P1"><text:span text:style-name="T7">tag “a.txt”</text:span><text:span text:style-name="T7"><text:line-break/></text:span><text:span text:style-name="T7">ver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svg:x1="5.768cm" svg:y1="5.91cm" svg:x2="5.754cm" svg:y2="6.921cm" draw:start-shape="id1" draw:start-glue-point="8" draw:end-shape="id2" draw:end-glue-point="0" svg:d="M5768 5910v505h-14v506" svg:viewBox="0 0 15 1012">
          <text:p/>
        </draw:connector>
        <draw:connector draw:style-name="gr10" draw:text-style-name="P8" draw:layer="layout" svg:x1="14.994cm" svg:y1="5.899cm" svg:x2="15.006cm" svg:y2="6.921cm" draw:start-shape="id3" draw:start-glue-point="8" draw:end-shape="id4" svg:d="M14994 5899v511h12v511" svg:viewBox="0 0 13 1023">
          <text:p/>
        </draw:connector>
        <draw:custom-shape draw:style-name="gr4" draw:text-style-name="P5" draw:layer="layout" svg:width="7.62cm" svg:height="1.016cm" svg:x="11.209cm" svg:y="13.938cm">
          <text:p text:style-name="P1"><text:span text:style-name="T4">C213.. ; a91b… ; 8f21… ; </text:span><text:span text:style-name="T8">b21a...</text:span><text:span text:style-name="T4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2.778cm" svg:y1="10.09cm" svg:x2="2.778cm" svg:y2="13.927cm">
          <text:p/>
        </draw:line>
        <draw:line draw:style-name="gr10" draw:text-style-name="P8" draw:layer="layout" svg:x1="4.778cm" svg:y1="10.09cm" svg:x2="4.778cm" svg:y2="13.927cm">
          <text:p/>
        </draw:line>
        <draw:line draw:style-name="gr10" draw:text-style-name="P8" draw:layer="layout" svg:x1="6.778cm" svg:y1="10.09cm" svg:x2="6.778cm" svg:y2="13.927cm">
          <text:p/>
        </draw:line>
        <draw:line draw:style-name="gr10" draw:text-style-name="P8" draw:layer="layout" svg:x1="8.578cm" svg:y1="10.09cm" svg:x2="8.578cm" svg:y2="13.927cm">
          <text:p/>
        </draw:line>
        <draw:custom-shape draw:style-name="gr11" draw:text-style-name="P9" draw:layer="layout" svg:width="7.493cm" svg:height="1.143cm" svg:x="2.016cm" svg:y="11.231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12.078cm" svg:y1="10.09cm" svg:x2="12.078cm" svg:y2="13.927cm">
          <text:p/>
        </draw:line>
        <draw:line draw:style-name="gr10" draw:text-style-name="P8" draw:layer="layout" svg:x1="14.078cm" svg:y1="10.09cm" svg:x2="14.078cm" svg:y2="13.927cm">
          <text:p/>
        </draw:line>
        <draw:line draw:style-name="gr10" draw:text-style-name="P8" draw:layer="layout" svg:x1="15.978cm" svg:y1="10.09cm" svg:x2="15.978cm" svg:y2="13.927cm">
          <text:p/>
        </draw:line>
        <draw:line draw:style-name="gr10" draw:text-style-name="P8" draw:layer="layout" svg:x1="17.778cm" svg:y1="10.09cm" svg:x2="17.778cm" svg:y2="13.927cm">
          <text:p/>
        </draw:line>
        <draw:custom-shape draw:style-name="gr11" draw:text-style-name="P9" draw:layer="layout" svg:width="7.493cm" svg:height="1.143cm" svg:x="11.216cm" svg:y="11.231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6" draw:id="id6" draw:layer="layout" svg:width="2.667cm" svg:height="1.119cm" svg:x="9.182cm" svg:y="16.753cm">
          <text:p text:style-name="P1"><text:span text:style-name="T9">m_al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2.921cm" svg:height="2.921cm" svg:x="13.573cm" svg:y="15.859cm">
          <text:p text:style-name="P1">SYN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" draw:id="id7" draw:layer="layout" svg:width="2.921cm" svg:height="2.921cm" svg:x="4.573cm" svg:y="15.859cm">
          <text:p text:style-name="P1">SYN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8" draw:layer="layout" svg:x1="13.573cm" svg:y1="17.32cm" svg:x2="11.849cm" svg:y2="17.312cm" draw:start-shape="id5" draw:start-glue-point="5" draw:end-shape="id6" draw:end-glue-point="1" svg:d="M13573 17320h-863v-8h-861" svg:viewBox="0 0 1725 9">
          <text:p/>
        </draw:connector>
        <draw:connector draw:style-name="gr10" draw:text-style-name="P8" draw:layer="layout" svg:x1="9.182cm" svg:y1="17.312cm" svg:x2="7.494cm" svg:y2="17.32cm" draw:start-shape="id6" draw:start-glue-point="3" draw:end-shape="id7" draw:end-glue-point="7" svg:d="M9182 17312h-844v8h-844" svg:viewBox="0 0 1689 9">
          <text:p/>
        </draw:connector>
        <draw:custom-shape draw:style-name="gr9" draw:text-style-name="P7" xml:id="id1" draw:id="id1" draw:layer="layout" svg:width="3.35cm" svg:height="1.603cm" svg:x="4.093cm" svg:y="4.307cm">
          <text:p text:style-name="P1"><text:span text:style-name="T7">tag “a.txt”</text:span><text:span text:style-name="T7"><text:line-break/></text:span><text:span text:style-name="T7">vers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397cm" svg:height="0.762cm" svg:x="2.162cm" svg:y="22.68cm">
          <text:p text:style-name="P1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2cm" svg:height="0.762cm" svg:x="3.862cm" svg:y="22.68cm">
          <text:p text:style-name="P1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87cm" svg:height="0.762cm" svg:x="5.972cm" svg:y="22.68cm">
          <text:p text:style-name="P1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609cm" svg:height="0.762cm" svg:x="7.85cm" svg:y="22.68cm">
          <text:p text:style-name="P1"><text:span text:style-name="T6">m_ali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016cm" svg:x="2.01cm" svg:y="24.739cm">
          <text:p text:style-name="P1"><text:span text:style-name="T4">C213.. ; a91b… ; 8f21… ; </text:span><text:span text:style-name="T8">b21a...</text:span><text:span text:style-name="T4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35cm" svg:height="1.603cm" svg:x="4.32cm" svg:y="19.696cm">
          <text:p text:style-name="P1"><text:span text:style-name="T7">tag “a.txt”</text:span><text:span text:style-name="T7"><text:line-break/></text:span><text:span text:style-name="T7">ver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svg:x1="5.754cm" svg:y1="7.81cm" svg:x2="2.76cm" svg:y2="9.18cm" draw:start-shape="id2" draw:start-glue-point="2" draw:end-shape="id8" draw:end-glue-point="0" svg:d="M5754 7810v685h-2994v685" svg:viewBox="0 0 2995 13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6:03:18.238569000</meta:creation-date>
    <dc:date>2015-08-25T01:43:00.197895000</dc:date>
    <meta:editing-duration>PT14M57S</meta:editing-duration>
    <meta:editing-cycles>3</meta:editing-cycles>
    <meta:generator>LibreOffice/5.0.0.5$MacOSX_X86_64 LibreOffice_project/1b1a90865e348b492231e1c451437d7a15bb262b</meta:generator>
    <meta:document-statistic meta:object-count="40"/>
  </office:meta>
</office:document-meta>
</file>